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  <style:text-properties style:font-name="Arial" style:font-name-complex="Arial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4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08/09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Faltaron algunos simbolos de los diagramas de flujo<text:s/>que se usan mas en estos dias.<text:tab/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9-10T16:21:00Z</meta:creation-date>
    <dc:date>2017-09-10T16:21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78" meta:character-count="512" meta:row-count="3" meta:non-whitespace-character-count="435"/>
  </office:meta>
</office:document-meta>
</file>